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626cm"/>
    </style:style>
    <style:style style:name="pr5" style:family="presentation" style:parent-style-name="Default-subtitle">
      <style:graphic-properties draw:fill-color="#ffffff" fo:min-height="18.28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outline1" style:list-style-name="L3">
      <style:graphic-properties fo:min-height="18.03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fo:color="#e6e6e6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color="#e6e6e6" fo:font-size="58.0999984741211pt" fo:font-weight="bold" style:font-weight-asian="bold" style:font-weight-complex="bold"/>
    </style:style>
    <style:style style:name="P8" style:family="paragraph">
      <style:text-properties fo:font-size="32pt" fo:text-shadow="none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FreeSans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font-size="60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size="42.2000007629395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color="#e6e6e6" fo:font-weight="bold" style:font-weight-asian="bold" style:font-weight-complex="bold"/>
    </style:style>
    <style:style style:name="T5" style:family="text">
      <style:text-properties fo:font-size="96pt" fo:text-shadow="none" fo:font-weight="bold" style:font-size-asian="80pt" style:font-weight-asian="bold" style:font-size-complex="80pt" style:font-weight-complex="bold"/>
    </style:style>
    <style:style style:name="T6" style:family="text">
      <style:text-properties fo:font-size="48pt" fo:text-shadow="none" fo:font-weight="bold" style:font-size-asian="40pt" style:font-weight-asian="bold" style:font-size-complex="4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e6e6e6" fo:font-size="58.0999984741211pt" fo:font-weight="bold" style:font-weight-asian="bold" style:font-weight-complex="bold"/>
    </style:style>
    <style:style style:name="T14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FreeSans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2"/></text:p>
            <text:p text:style-name="P2"><text:span text:style-name="T3">Hasan Karahan, MSc ETH Zurich</text:span></text:p>
            <text:p text:style-name="P2"><text:span text:style-name="T3"><text:a xlink:href="mailto:hasan.karahan81@gmail.com">hasan.karahan81@gmail.com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4">fx-zero</text:span></text:p>
          </draw:text-box>
        </draw:frame>
        <draw:frame presentation:style-name="pr5" draw:text-style-name="P1" draw:layer="layout" svg:width="36.026cm" svg:height="18.289cm" svg:x="2.992cm" svg:y="7.475cm" presentation:class="subtitle" presentation:user-transformed="true">
          <draw:text-box>
            <text:p><text:span text:style-name="T5">Overview</text:span></text:p>
            <text:p><text:span text:style-name="T6"/></text:p>
            <text:p><text:span text:style-name="T6">Features and Architecture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fx-zero</text:span></text:p>
          </draw:text-box>
        </draw:frame>
        <draw:frame presentation:style-name="pr7" draw:text-style-name="P6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: <text:span text:style-name="T7">fx-zero </text:span><text:span text:style-name="T8">live</text:span><text:span text:style-name="T9">.</text:span></text:p>
              </text:list-item>
              <text:list-item>
                <text:p text:style-name="P6">Allows to analyse the automated strategies by simulating the historical movements of the currency markets: <text:span text:style-name="T10">fx-zero </text:span><text:span text:style-name="T8">history</text:span><text:span text:style-name="T9">.</text:span></text:p>
              </text:list-item>
              <text:list-item>
                <text:p text:style-name="P6"><text:span text:style-name="T9">Allows to analyse the automated strategies by simulating random movements of currency markets: </text:span><text:span text:style-name="T10">fx-zero </text:span><text:span text:style-name="T8">random</text:span><text:span text:style-name="T9">.</text:span></text:p>
                <text:list>
                  <text:list-item>
                    <text:list>
                      <text:list-item>
                        <text:p text:style-name="P6"><text:span text:style-name="T9">Random distribution can be based on </text:span><text:span text:style-name="T11">historical statistics</text:span><text:span text:style-name="T9"> or </text:span><text:span text:style-name="T11">arbitrary parameters</text:span><text:span text:style-name="T9">, allowing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fx-zero </text:span><text:span text:style-name="T8">live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.</text:p>
              </text:list-item>
              <text:list-item>
                <text:p text:style-name="P6">Is based on a client-server architecture with multiple clients and a single server.</text:p>
              </text:list-item>
              <text:list-item>
                <text:p text:style-name="P6"><text:span text:style-name="T8">Clients</text:span> send requests to the server and receive corresponding responses plus they subscribe to a stream of published ticks.</text:p>
              </text:list-item>
              <text:list-item>
                <text:p text:style-name="P6">The server side contains an actual <text:span text:style-name="T8">server</text:span>, an <text:span text:style-name="T8">order matching engine</text:span>, a <text:span text:style-name="T8">database</text:span> and a <text:span text:style-name="T8">tick archive</text:span>.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7">fx-zero </text:span><text:span text:style-name="T8">history</text:span></text:p>
          </draw:text-box>
        </draw:frame>
        <draw:frame presentation:style-name="pr8" draw:text-style-name="P6" draw:layer="layout" svg:width="36.026cm" svg:height="18.289cm" svg:x="2.992cm" svg:y="7.475cm" presentation:class="outline">
          <draw:text-box>
            <text:list text:style-name="L2">
              <text:list-item>
                <text:p text:style-name="P6">Allows to analyse the automated strategies by simulating the historical movements of the currency markets.</text:p>
              </text:list-item>
              <text:list-item>
                <text:p text:style-name="P6">Each client has a <text:span text:style-name="T8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 text:style-name="P6"><text:s/>The simulator requests the ticks from the archive.</text:p>
                  </text:list-item>
                  <text:list-item>
                    <text:p text:style-name="P6"><text:s/>The ticks are then pushed in <text:span text:style-name="T12">data chunks</text:span> by the archive to the simulator which pulls and caches the data.</text:p>
                  </text:list-item>
                  <text:list-item>
                    <text:p text:style-name="P6"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7">fx-zero </text:span><text:span text:style-name="T8">random</text:span></text:p>
          </draw:text-box>
        </draw:frame>
        <draw:frame presentation:style-name="pr8" draw:text-style-name="P6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 text:style-name="P6"><text:span text:style-name="T9">Allows to analyse the automated strategies by simulating random movements of currency markets.</text:span></text:p>
              </text:list-item>
              <text:list-item>
                <text:p text:style-name="P6"><text:span text:style-name="T9">Each client has a </text:span><text:span text:style-name="T8">simulator</text:span><text:span text:style-name="T9"> which controls the stream of random ticks; two modes are possible:</text:span></text:p>
              </text:list-item>
            </text:list>
          </draw:text-box>
        </draw:frame>
        <draw:frame presentation:style-name="pr9" draw:text-style-name="P6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Simulator requests from archive statistics about the currency market(s).</text:span></text:p>
                  </text:list-item>
                  <text:list-item>
                    <text:p text:style-name="P6"><text:span text:style-name="T9">It then starts gene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Client requests random ticks based on certain parameters.</text:span></text:p>
                  </text:list-item>
                  <text:list-item>
                    <text:p text:style-name="P6"><text:span text:style-name="T9">Simulator starts genrating and publishing those random tick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><text:span text:style-name="T5">Components</text:span></text:p>
            <text:p><text:span text:style-name="T14"/></text:p>
            <text:p><text:span text:style-name="T14">Functionality and Communication</text:span></text:p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Components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The trading system is split into components like <text:s/><text:span text:style-name="T8">client</text:span>, <text:span text:style-name="T8">server</text:span>, <text:span text:style-name="T8">order matching engine</text:span>, <text:span text:style-name="T8">database</text:span>, <text:span text:style-name="T8">ticks' archive</text:span> and <text:span text:style-name="T8">simulator</text:span>.</text:p>
              </text:list-item>
              <text:list-item>
                <text:p text:style-name="P6">Each component performs a <text:span text:style-name="T7">well defined task</text:span> and offers <text:span text:style-name="T7">configuration options</text:span> usually from the command line interface.</text:p>
              </text:list-item>
              <text:list-item>
                <text:p text:style-name="P6">The components are connected with special <text:span text:style-name="T7">ZMQ sockets</text:span> with each other, which offer advanced built-in capabilities. </text:p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ZMQ sockets carry whole messages across various transports like in-process, inter-process, TCP, and multicast.</text:p>
              </text:list-item>
              <text:list-item>
                <text:p text:style-name="P6">They can be connected <text:span text:style-name="T7">N-to-N</text:span> with patterns like fanout, pub-sub, task distribution, and request-reply.</text:p>
              </text:list-item>
              <text:list-item>
                <text:p text:style-name="P6">The advanced built-in capabilities are like message queuing, load balancing, fair queuing etc.</text:p>
              </text:list-item>
              <text:list-item>
                <text:p text:style-name="P6">See <text:a xlink:href="http://zguide.zeromq.org/">http://zguide.zeromq.org</text:a> for a detailed in-depth discussion of ZMQ and its sockets.</text:p>
              </text:list-item>
            </text:list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Client</text:span></text:p>
          </draw:text-box>
        </draw:frame>
        <draw:g>
          <draw:custom-shape draw:style-name="gr3" draw:text-style-name="P11" draw:layer="layout" svg:width="5.08cm" svg:height="2.54cm" svg:x="34.011cm" svg:y="2.911cm">
            <text:p text:style-name="P10"><text:span text:style-name="T15">CLIENT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5.08cm" svg:height="1.27cm" draw:transform="rotate (-1.5707963267949) translate (34.011cm 1.641cm)">
            <text:p text:style-name="P10"><text:span text:style-name="T17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1cm" svg:height="1.27cm" svg:x="34.0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<text:span text:style-name="T12">A client executes one ore more trading strategies, which may be actual market tick dependent or not.</text:span></text:p>
              </text:list-item>
              <text:list-item>
                <text:p text:style-name="P6">It has a <text:span text:style-name="T7">REQ</text:span><text:span text:style-name="T19"> socket</text:span> connected to the server through which it sends synchronous request and receives the corresponding responses.</text:p>
              </text:list-item>
              <text:list-item>
                <text:p text:style-name="P6">It has another <text:span text:style-name="T7">REQ</text:span> socket to communicate with a simulator, to send requests like <text:span text:style-name="T12">start</text:span>, <text:span text:style-name="T12">stop</text:span>, <text:span text:style-name="T12">seek</text:span> etc.</text:p>
              </text:list-item>
              <text:list-item>
                <text:p text:style-name="P6">It subscribes with a <text:span text:style-name="T7">SUB</text:span> socket to ticks published by an order matching engine or a simulator.</text:p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Server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<text:span text:style-name="T12">The server processes the incoming request from clients and delivers the responses (synchronously).</text:span></text:p>
              </text:list-item>
              <text:list-item>
                <text:p text:style-name="P6">To serve multiple clients simultaneously, it uses internal worker components.</text:p>
              </text:list-item>
              <text:list-item>
                <text:p text:style-name="P6">The <text:span text:style-name="T7">REP socket</text:span> receives the client request and sends the response back.</text:p>
              </text:list-item>
              <text:list-item>
                <text:p text:style-name="P6">One <text:span text:style-name="T7">REQ socket</text:span> is connected to the order matching engine to position e.g. market orders.</text:p>
              </text:list-item>
              <text:list-item>
                <text:p text:style-name="P6">Another <text:span text:style-name="T7">REQ sockets</text:span> talks with the database.</text:p>
              </text:list-item>
            </text:list>
          </draw:text-box>
        </draw:frame>
        <draw:g>
          <draw:custom-shape draw:style-name="gr7" draw:text-style-name="P11" draw:layer="layout" svg:width="5.08cm" svg:height="2.54cm" svg:x="34.011cm" svg:y="2.911cm">
            <text:p text:style-name="P10"><text:span text:style-name="T15">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g>
          <draw:custom-shape draw:style-name="gr10" draw:text-style-name="P11" draw:layer="layout" svg:width="5.08cm" svg:height="2.54cm" svg:x="34.011cm" svg:y="2.911cm">
            <text:p text:style-name="P10"><text:span text:style-name="T15">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5.08cm" svg:height="1.27cm" draw:transform="rotate (-1.5707963267949) translate (34.011cm 1.641cm)">
            <text:p text:style-name="P10"><text:span text:style-name="T17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Database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<text:span text:style-name="T12">The database component serializes incoming requests and feeds them to an actual database instance.</text:span></text:p>
              </text:list-item>
              <text:list-item>
                <text:p text:style-name="P6">The <text:span text:style-name="T7">REP socket</text:span> is connected to the server and receives <text:span text:style-name="T12">SQL requests</text:span><text:span text:style-name="T20"> and answers with </text:span><text:span text:style-name="T12">JSON responses</text:span>.</text:p>
              </text:list-item>
              <text:list-item>
                <text:p text:style-name="P6">This component has been introduced to avoid locked database instances (with e.g. SQLite), <text:span text:style-name="T8">but</text:span> <text:span text:style-name="T21">it is not clear</text:span>, if it is required at all with production databases, like Postgres, MySQL etc.</text:p>
              </text:list-item>
            </text:list>
          </draw:text-box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g>
          <draw:custom-shape draw:style-name="gr13" draw:text-style-name="P11" draw:layer="layout" svg:width="5.08cm" svg:height="2.54cm" svg:x="34.011cm" svg:y="2.911cm">
            <text:p text:style-name="P10"><text:span text:style-name="T15">OME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5.08cm" svg:height="1.27cm" draw:transform="rotate (-1.5707963267949) translate (40.361cm 1.641cm)">
            <text:p text:style-name="P10"><text:span text:style-name="T17">P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SUB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Order Matching Engin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office:forms form:automatic-focus="false" form:apply-design-mode="false"/>
        <draw:g>
          <draw:custom-shape draw:style-name="gr16" draw:text-style-name="P11" draw:layer="layout" svg:width="5.08cm" svg:height="2.54cm" svg:x="34.011cm" svg:y="2.911cm">
            <text:p text:style-name="P10"><text:span text:style-name="T15">DB Ti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5.08cm" svg:height="1.27cm" draw:transform="rotate (-1.5707963267949) translate (40.361cm 1.641cm)">
            <text:p text:style-name="P10"><text:span text:style-name="T17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54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PU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2.54cm" svg:height="1.27cm" draw:transform="rotate (-1.5707963267949) translate (34.011cm 4.181cm)">
            <text:p text:style-name="P10"><text:span text:style-name="T17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Ticks' Archiv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g>
          <draw:custom-shape draw:style-name="gr20" draw:text-style-name="P11" draw:layer="layout" svg:width="5.08cm" svg:height="2.54cm" svg:x="34.011cm" svg:y="2.911cm">
            <text:p text:style-name="P10"><text:span text:style-name="T15">SIM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5.08cm" svg:height="1.27cm" draw:transform="rotate (-1.5707963267949) translate (34.011cm 1.641cm)">
            <text:p text:style-name="P10"><text:span text:style-name="T17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54cm" svg:height="1.27cm" svg:x="34.011cm" svg:y="5.451cm">
            <text:p text:style-name="P2"><text:span text:style-name="T18">PUL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54cm" svg:height="1.27cm" svg:x="36.55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Simulator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><text:span text:style-name="T5">Components</text:span></text:p>
            <text:p><text:span text:style-name="T14"/></text:p>
            <text:p><text:span text:style-name="T14">Detailed Descriptions</text:span></text:p>
          </draw:text-box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Server and Worker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On the server side there is the actual <text:span text:style-name="T8">server</text:span> sending requests to the order matching engine and receiving corresponding responses.</text:p>
              </text:list-item>
              <text:list-item>
                <text:p text:style-name="P6">For scalability the server is <text:span text:style-name="T7">not</text:span> <text:span text:style-name="T7">directly</text:span> connected with the OME (and the DB), but has a configurable amount of <text:span text:style-name="T8">workers</text:span> (with the proper connections) processing the requests of the clients (which are simply forwarded by the server).</text:p>
              </text:list-item>
              <text:list-item>
                <text:p text:style-name="P6">The workers are realized as threads but could easily be scaled up to processes.</text:p>
              </text:list-item>
            </text:list>
          </draw:text-box>
        </draw:frame>
        <draw:g>
          <draw:custom-shape draw:style-name="gr23" draw:text-style-name="P11" draw:layer="layout" svg:width="5.08cm" svg:height="2.54cm" svg:x="34.011cm" svg:y="2.911cm">
            <text:p text:style-name="P10"><text:span text:style-name="T15">SERV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xml:id="id21" draw:id="id21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server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office:forms form:automatic-focus="false" form:apply-design-mode="false"/>
        <draw:g>
          <draw:custom-shape draw:style-name="gr26" draw:text-style-name="P11" draw:layer="layout" svg:width="5.08cm" svg:height="2.54cm" svg:x="34.011cm" svg:y="2.911cm">
            <text:p text:style-name="P10"><text:span text:style-name="T15">DB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5.08cm" svg:height="1.27cm" draw:transform="rotate (-1.5707963267949) translate (34.011cm 1.641cm)">
            <text:p text:style-name="P10"><text:span text:style-name="T17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Database and DAL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In a worker component a DAL translates language queries to SQL, and JSON responses to query sets.</text:p>
              </text:list-item>
              <text:list-item>
                <text:p text:style-name="P6">Normally, SQL queries are sent directly to a database instance, but here they're sent to the DB component, which sends them then to the actual database instance.</text:p>
              </text:list-item>
              <text:list-item>
                <text:p text:style-name="P6">This re-routing through the DB component can be switched off, to enable direct DB instance connection.</text:p>
              </text:list-item>
            </text:list>
          </draw:text-box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office:forms form:automatic-focus="false" form:apply-design-mode="false"/>
        <draw:frame draw:style-name="gr2" draw:text-style-name="P2" draw:layer="layout" svg:width="39.219cm" svg:height="27.71cm" svg:x="0.991cm" svg:y="1.006cm">
          <draw:image xlink:href="../database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xml:id="id24" draw:id="id24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Questions</text:span></text:p>
          </draw:text-box>
        </draw:frame>
        <draw:frame presentation:style-name="pr5" draw:text-style-name="P14" draw:layer="layout" svg:width="36.026cm" svg:height="18.289cm" svg:x="2.992cm" svg:y="7.475cm" presentation:class="subtitle">
          <draw:text-box>
            <text:p><text:span text:style-name="T22">?</text:span></text:p>
          </draw:text-box>
        </draw:frame>
        <anim:par presentation:node-type="timing-root">
          <anim:par smil:begin="id2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7H12M40S</meta:editing-duration>
    <meta:editing-cycles>74</meta:editing-cycles>
    <dc:date>2012-01-12T00:07:40</dc:date>
    <meta:generator>LibreOffice/3.4$Linux LibreOffice_project/340m1$Build-402</meta:generator>
    <meta:document-statistic meta:object-count="164"/>
  </office:meta>
</office:document-meta>
</file>